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4d575d" style:text-line-through-type="none" style:text-line-through-style="none" style:text-line-through-width="auto" style:text-line-through-color="font-color" style:text-position="0% 100%" fo:font-family="Gotham Rounded SSm 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4d575d" style:text-line-through-type="none" style:text-line-through-style="none" style:text-line-through-width="auto" style:text-line-through-color="font-color" style:text-position="0% 100%" fo:font-family="Gotham Rounded SSm 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4d575d" style:text-line-through-type="none" style:text-line-through-style="none" style:text-line-through-width="auto" style:text-line-through-color="font-color" style:text-position="0% 100%" fo:font-family="Gotham Rounded SSm 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4d575d" style:text-line-through-type="none" style:text-line-through-style="none" style:text-line-through-width="auto" style:text-line-through-color="font-color" style:text-position="0% 100%" fo:font-family="Gotham Rounded SSm 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4d575d" style:text-line-through-type="none" style:text-line-through-style="none" style:text-line-through-width="auto" style:text-line-through-color="font-color" style:text-position="0% 100%" fo:font-family="Gotham Rounded SSm 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4d575d" style:text-line-through-type="none" style:text-line-through-style="none" style:text-line-through-width="auto" style:text-line-through-color="font-color" style:text-position="0% 100%" fo:font-family="Gotham Rounded SSm 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4d575d" style:text-line-through-type="none" style:text-line-through-style="none" style:text-line-through-width="auto" style:text-line-through-color="font-color" style:text-position="0% 100%" fo:font-family="Gotham Rounded SSm 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4d575d" style:text-line-through-type="none" style:text-line-through-style="none" style:text-line-through-width="auto" style:text-line-through-color="font-color" style:text-position="0% 100%" fo:font-family="Gotham Rounded SSm 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4d575d" style:text-line-through-type="none" style:text-line-through-style="none" style:text-line-through-width="auto" style:text-line-through-color="font-color" style:text-position="0% 100%" fo:font-family="Gotham Rounded SSm 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4d575d" style:text-line-through-type="none" style:text-line-through-style="none" style:text-line-through-width="auto" style:text-line-through-color="font-color" style:text-position="0% 100%" fo:font-family="Gotham Rounded SSm 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4d575d" style:text-line-through-type="none" style:text-line-through-style="none" style:text-line-through-width="auto" style:text-line-through-color="font-color" style:text-position="0% 100%" fo:font-family="Gotham Rounded SSm 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4d575d" style:text-line-through-type="none" style:text-line-through-style="none" style:text-line-through-width="auto" style:text-line-through-color="font-color" style:text-position="0% 100%" fo:font-family="Gotham Rounded SSm 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98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407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401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415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395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404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410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390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1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3" draw:master-page-name="Master1-Layout2-obj-Title-and-Content" presentation:presentation-page-layout-name="Master1-PPL2" draw:id="Slide-257">
        <draw:frame draw:id="id65" presentation:style-name="a387" draw:name="Title 1" svg:x="0.91667in" svg:y="0.39931in" svg:width="11.5in" svg:height="1.44965in" presentation:class="title" presentation:placeholder="false">
          <draw:text-box>
            <text:p text:style-name="a386" text:class-names="" text:cond-style-name=""><text:span text:style-name="a384" text:class-names="">Things To do</text:span><text:span text:style-name="a385" text:class-names=""/></text:p>
          </draw:text-box>
          <svg:title/>
          <svg:desc/>
        </draw:frame>
        <draw:frame draw:id="id66" presentation:style-name="a416" draw:name="Content Placeholder 2" svg:x="0.91667in" svg:y="1.99653in" svg:width="11.5in" svg:height="4.75868in" presentation:class="outline" presentation:placeholder="false">
          <draw:text-box>
            <text:list text:style-name="a390">
              <text:list-item>
                <text:p text:style-name="a389" text:class-names="" text:cond-style-name=""><text:span text:style-name="a388" text:class-names="">Explore the data to check for missing values or erroneous entries, comment on redundant features, and add additional ones if needed</text:span></text:p>
              </text:list-item>
            </text:list>
            <text:list text:style-name="a395">
              <text:list-item>
                <text:p text:style-name="a394" text:class-names="" text:cond-style-name=""><text:span text:style-name="a391" text:class-names="">Create a new feature called<text:s text:c="1"/></text:span><text:span text:style-name="a392" text:class-names="">HourOfTheDay</text:span><text:span text:style-name="a393" text:class-names="">, which will indicate the hour of the day at which the appointment was booked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>Identify and remove outliers from the age column and explain the reason behind the selected outlier treatment using an appropriate plot</text:span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>Analyze the probability of showing up with respect to different features, create a scatter plot and trend lines to analyze the relation between the probability of showing up with respect to age or hour of the day, and describe your findings</text:span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>Create a bar graph to depict the probability of showing up for diabetes, alcoholism, hypertension, TB, smokes, and scholarship</text:span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>Create separate bar graphs to show the probability of showing up with respect to male or female, day of the week, and SMS reminder columns and describe your findings</text:span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>Use different classification models to predict the show or no-show status based on the features that display the most variation in the probability of showing up</text:span></text:p>
              </text:list-item>
            </text:list>
            <text:list text:style-name="a415">
              <text:list-item>
                <text:p text:style-name="a414" text:class-names="" text:cond-style-name=""><text:span text:style-name="a411" text:class-names="">Evaluate the models and choose the best one for the<text:s text:c="1"/></text:span><text:span text:style-name="a412" text:class-names="">datA</text:span><text:span text:style-name="a41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Arifin Othman</meta:initial-creator>
    <dc:creator>Arifin Othman</dc:creator>
    <meta:creation-date>2022-06-18T09:19:24Z</meta:creation-date>
    <dc:date>2022-06-18T09:19:58Z</dc:date>
    <meta:editing-cycles>1</meta:editing-cycles>
    <meta:editing-duration>PT34S</meta:editing-duration>
    <meta:document-statistic meta:paragraph-count="9" meta:word-count="203"/>
  </office:meta>
</office:document-meta>
</file>